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-US-monthly-201602-201702" table:style-name="ta1">
        <table:shapes>
          <draw:frame draw:z-index="0" draw:style-name="gr1" draw:text-style-name="P1" svg:width="453.51pt" svg:height="255.09pt" svg:x="388.71pt" svg:y="175.63pt">
            <loext:p draw:notify-on-update-of-ranges="'comparison-US-monthly-201602-201702'.A1:'comparison-US-monthly-201602-201702'.A1 'comparison-US-monthly-201602-201702'.A2:'comparison-US-monthly-201602-201702'.A14 'comparison-US-monthly-201602-201702'.B1:'comparison-US-monthly-201602-201702'.B1 'comparison-US-monthly-201602-201702'.B2:'comparison-US-monthly-201602-201702'.B14 'comparison-US-monthly-201602-201702'.C1:'comparison-US-monthly-201602-201702'.C1 'comparison-US-monthly-201602-201702'.C2:'comparison-US-monthly-201602-201702'.C14 'comparison-US-monthly-201602-201702'.D1:'comparison-US-monthly-201602-201702'.D1 'comparison-US-monthly-201602-201702'.D2:'comparison-US-monthly-201602-201702'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esktop</text:p>
          </table:table-cell>
          <table:table-cell table:style-name="Default" office:value-type="string" calcext:value-type="string">
            <text:p>Mobile</text:p>
          </table:table-cell>
          <table:table-cell table:style-name="Default" office:value-type="string" calcext:value-type="string">
            <text:p>Tablet</text:p>
          </table:table-cell>
        </table:table-row>
        <table:table-row table:style-name="ro1">
          <table:table-cell office:value-type="date" office:date-value="2016-02-01" calcext:value-type="date">
            <text:p>02/01/16</text:p>
          </table:table-cell>
          <table:table-cell office:value-type="percentage" office:value="0.6394" calcext:value-type="percentage">
            <text:p>63.94%</text:p>
          </table:table-cell>
          <table:table-cell office:value-type="percentage" office:value="0.277" calcext:value-type="percentage">
            <text:p>27.70%</text:p>
          </table:table-cell>
          <table:table-cell office:value-type="percentage" office:value="0.0836" calcext:value-type="percentage">
            <text:p>8.36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percentage" office:value="0.6403" calcext:value-type="percentage">
            <text:p>64.03%</text:p>
          </table:table-cell>
          <table:table-cell office:value-type="percentage" office:value="0.278" calcext:value-type="percentage">
            <text:p>27.80%</text:p>
          </table:table-cell>
          <table:table-cell office:value-type="percentage" office:value="0.0817" calcext:value-type="percentage">
            <text:p>8.17%</text:p>
          </table:table-cell>
        </table:table-row>
        <table:table-row table:style-name="ro1">
          <table:table-cell office:value-type="date" office:date-value="2016-04-01" calcext:value-type="date">
            <text:p>04/01/16</text:p>
          </table:table-cell>
          <table:table-cell office:value-type="percentage" office:value="0.6417" calcext:value-type="percentage">
            <text:p>64.17%</text:p>
          </table:table-cell>
          <table:table-cell office:value-type="percentage" office:value="0.2784" calcext:value-type="percentage">
            <text:p>27.84%</text:p>
          </table:table-cell>
          <table:table-cell office:value-type="percentage" office:value="0.0799" calcext:value-type="percentage">
            <text:p>7.99%</text:p>
          </table:table-cell>
        </table:table-row>
        <table:table-row table:style-name="ro1">
          <table:table-cell office:value-type="date" office:date-value="2016-05-01" calcext:value-type="date">
            <text:p>05/01/16</text:p>
          </table:table-cell>
          <table:table-cell office:value-type="percentage" office:value="0.6217" calcext:value-type="percentage">
            <text:p>62.17%</text:p>
          </table:table-cell>
          <table:table-cell office:value-type="percentage" office:value="0.2953" calcext:value-type="percentage">
            <text:p>29.53%</text:p>
          </table:table-cell>
          <table:table-cell office:value-type="percentage" office:value="0.0829" calcext:value-type="percentage">
            <text:p>8.29%</text:p>
          </table:table-cell>
        </table:table-row>
        <table:table-row table:style-name="ro1">
          <table:table-cell office:value-type="date" office:date-value="2016-06-01" calcext:value-type="date">
            <text:p>06/01/16</text:p>
          </table:table-cell>
          <table:table-cell office:value-type="percentage" office:value="0.6101" calcext:value-type="percentage">
            <text:p>61.01%</text:p>
          </table:table-cell>
          <table:table-cell office:value-type="percentage" office:value="0.3069" calcext:value-type="percentage">
            <text:p>30.69%</text:p>
          </table:table-cell>
          <table:table-cell office:value-type="percentage" office:value="0.0831" calcext:value-type="percentage">
            <text:p>8.31%</text:p>
          </table:table-cell>
        </table:table-row>
        <table:table-row table:style-name="ro1">
          <table:table-cell office:value-type="date" office:date-value="2016-07-01" calcext:value-type="date">
            <text:p>07/01/16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3424" calcext:value-type="percentage">
            <text:p>34.24%</text:p>
          </table:table-cell>
          <table:table-cell office:value-type="percentage" office:value="0.0884" calcext:value-type="percentage">
            <text:p>8.84%</text:p>
          </table:table-cell>
        </table:table-row>
        <table:table-row table:style-name="ro1">
          <table:table-cell office:value-type="date" office:date-value="2016-08-01" calcext:value-type="date">
            <text:p>08/01/16</text:p>
          </table:table-cell>
          <table:table-cell office:value-type="percentage" office:value="0.5918" calcext:value-type="percentage">
            <text:p>59.18%</text:p>
          </table:table-cell>
          <table:table-cell office:value-type="percentage" office:value="0.3223" calcext:value-type="percentage">
            <text:p>32.23%</text:p>
          </table:table-cell>
          <table:table-cell office:value-type="percentage" office:value="0.0859" calcext:value-type="percentage">
            <text:p>8.59%</text:p>
          </table:table-cell>
        </table:table-row>
        <table:table-row table:style-name="ro1">
          <table:table-cell office:value-type="date" office:date-value="2016-09-01" calcext:value-type="date">
            <text:p>09/01/16</text:p>
          </table:table-cell>
          <table:table-cell office:value-type="percentage" office:value="0.5977" calcext:value-type="percentage">
            <text:p>59.77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0809" calcext:value-type="percentage">
            <text:p>8.09%</text:p>
          </table:table-cell>
        </table:table-row>
        <table:table-row table:style-name="ro1">
          <table:table-cell office:value-type="date" office:date-value="2016-10-01" calcext:value-type="date">
            <text:p>10/01/16</text:p>
          </table:table-cell>
          <table:table-cell office:value-type="percentage" office:value="0.5797" calcext:value-type="percentage">
            <text:p>57.9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087" calcext:value-type="percentage">
            <text:p>8.70%</text:p>
          </table:table-cell>
        </table:table-row>
        <table:table-row table:style-name="ro1">
          <table:table-cell office:value-type="date" office:date-value="2016-11-01" calcext:value-type="date">
            <text:p>11/01/16</text:p>
          </table:table-cell>
          <table:table-cell office:value-type="percentage" office:value="0.5515" calcext:value-type="percentage">
            <text:p>55.15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0903" calcext:value-type="percentage">
            <text:p>9.03%</text:p>
          </table:table-cell>
        </table:table-row>
        <table:table-row table:style-name="ro1">
          <table:table-cell office:value-type="date" office:date-value="2016-12-01" calcext:value-type="date">
            <text:p>12/01/16</text:p>
          </table:table-cell>
          <table:table-cell office:value-type="percentage" office:value="0.539" calcext:value-type="percentage">
            <text:p>53.90%</text:p>
          </table:table-cell>
          <table:table-cell office:value-type="percentage" office:value="0.3701" calcext:value-type="percentage">
            <text:p>37.01%</text:p>
          </table:table-cell>
          <table:table-cell office:value-type="percentage" office:value="0.0909" calcext:value-type="percentage">
            <text:p>9.09%</text:p>
          </table:table-cell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3654" calcext:value-type="percentage">
            <text:p>36.54%</text:p>
          </table:table-cell>
          <table:table-cell office:value-type="percentage" office:value="0.0926" calcext:value-type="percentage">
            <text:p>9.26%</text:p>
          </table:table-cell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office:value-type="percentage" office:value="0.5334" calcext:value-type="percentage">
            <text:p>53.34%</text:p>
          </table:table-cell>
          <table:table-cell office:value-type="percentage" office:value="0.3723" calcext:value-type="percentage">
            <text:p>37.23%</text:p>
          </table:table-cell>
          <table:table-cell office:value-type="percentage" office:value="0.0943" calcext:value-type="percentage">
            <text:p>9.4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3-26T15:26:34.430469789</dc:date>
    <meta:editing-duration>PT13M41S</meta:editing-duration>
    <meta:editing-cycles>4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Noto Sans'" style:font-style-name="Regular" fo:font-size="12pt" style:font-size-asian="13pt" style:font-size-complex="13pt"/>
    </style:style>
    <style:style style:name="ch3" style:family="chart">
      <style:chart-properties chart:auto-position="true" style:rotation-angle="0"/>
      <style:text-properties fo:font-family="'Noto Sans'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2">
      <style:chart-properties chart:display-label="true" chart:logarithmic="false" chart:reverse-direction="false" text:line-break="false" loext:try-staggering-first="false" chart:link-data-style-to-source="false" chart:axis-position="0"/>
      <style:graphic-properties draw:stroke="none" svg:stroke-color="#b3b3b3"/>
      <style:text-properties fo:font-family="'Noto Sans'" style:font-style-name="Regular" fo:font-size="10pt" style:font-size-asian="10pt" style:font-size-complex="10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draw:stroke="none" svg:stroke-color="#b3b3b3"/>
      <style:text-properties fo:font-family="'Noto Mono'" style:font-style-name="Regular" style:font-pitch="fixed" fo:font-size="10pt" style:font-size-asian="10pt" style:font-size-complex="10pt"/>
    </style:style>
    <style:style style:name="ch8" style:family="chart" style:data-style-name="N1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7cm" svg:y="0.315cm" chart:style-name="ch2">
          <text:p>Platform Market Share in United States of America</text:p>
        </chart:title>
        <chart:subtitle svg:x="5.919cm" svg:y="1.307cm" chart:style-name="ch3">
          <text:p>Feb 2016 to Feb 2017</text:p>
        </chart:subtitle>
        <chart:legend chart:legend-position="bottom" svg:x="3.498cm" svg:y="8.27cm" style:legend-expansion="wide" chart:style-name="ch4"/>
        <chart:plot-area chart:style-name="ch5" table:cell-range-address="'comparison-US-monthly-201602-201702'.A1:'comparison-US-monthly-201602-201702'.D14" chart:data-source-has-labels="both" svg:x="0.32cm" svg:y="2.248cm" svg:width="15.36cm" svg:height="5.842cm">
          <chartooo:coordinate-region svg:x="1.206cm" svg:y="2.447cm" svg:width="14.474cm" svg:height="4.97cm"/>
          <chart:axis chart:dimension="x" chart:name="primary-x" chart:style-name="ch6" chartooo:axis-type="auto">
            <chartooo:date-scale/>
            <chart:categories table:cell-range-address="'comparison-US-monthly-201602-201702'.A2:'comparison-US-monthly-201602-201702'.A14"/>
          </chart:axis>
          <chart:axis chart:dimension="y" chart:name="primary-y" chart:style-name="ch7"/>
          <chart:series chart:style-name="ch8" chart:values-cell-range-address="'comparison-US-monthly-201602-201702'.B2:'comparison-US-monthly-201602-201702'.B14" chart:label-cell-address="'comparison-US-monthly-201602-201702'.B1:'comparison-US-monthly-201602-201702'.B1" chart:class="chart:line">
            <chart:data-point chart:repeated="13"/>
          </chart:series>
          <chart:series chart:style-name="ch9" chart:values-cell-range-address="'comparison-US-monthly-201602-201702'.C2:'comparison-US-monthly-201602-201702'.C14" chart:label-cell-address="'comparison-US-monthly-201602-201702'.C1:'comparison-US-monthly-201602-201702'.C1" chart:class="chart:line">
            <chart:data-point chart:repeated="13"/>
          </chart:series>
          <chart:series chart:style-name="ch10" chart:values-cell-range-address="'comparison-US-monthly-201602-201702'.D2:'comparison-US-monthly-201602-201702'.D14" chart:label-cell-address="'comparison-US-monthly-201602-201702'.D1:'comparison-US-monthly-201602-201702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comparison-US-monthly-201602-201702'.B1:'comparison-US-monthly-201602-201702'.B1</svg:desc>
                </draw:g>
              </table:table-cell>
              <table:table-cell office:value-type="string">
                <text:p>Mobile</text:p>
                <draw:g>
                  <svg:desc>'comparison-US-monthly-201602-201702'.C1:'comparison-US-monthly-201602-201702'.C1</svg:desc>
                </draw:g>
              </table:table-cell>
              <table:table-cell office:value-type="string">
                <text:p>Tablet</text:p>
                <draw:g>
                  <svg:desc>'comparison-US-monthly-201602-201702'.D1:'comparison-US-monthly-201602-201702'.D1</svg:desc>
                </draw:g>
              </table:table-cell>
            </table:table-row>
          </table:table-header-rows>
          <table:table-rows>
            <table:table-row>
              <table:table-cell office:value-type="float" office:value="42401">
                <text:p>42401</text:p>
                <draw:g>
                  <svg:desc>'comparison-US-monthly-201602-201702'.A2:'comparison-US-monthly-201602-201702'.A14</svg:desc>
                </draw:g>
              </table:table-cell>
              <table:table-cell office:value-type="float" office:value="0.6394">
                <text:p>0.6394</text:p>
                <draw:g>
                  <svg:desc>'comparison-US-monthly-201602-201702'.B2:'comparison-US-monthly-201602-201702'.B14</svg:desc>
                </draw:g>
              </table:table-cell>
              <table:table-cell office:value-type="float" office:value="0.277">
                <text:p>0.277</text:p>
                <draw:g>
                  <svg:desc>'comparison-US-monthly-201602-201702'.C2:'comparison-US-monthly-201602-201702'.C14</svg:desc>
                </draw:g>
              </table:table-cell>
              <table:table-cell office:value-type="float" office:value="0.0836">
                <text:p>0.0836</text:p>
                <draw:g>
                  <svg:desc>'comparison-US-monthly-201602-201702'.D2:'comparison-US-monthly-201602-201702'.D14</svg:desc>
                </draw:g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.6403">
                <text:p>0.6403</text:p>
              </table:table-cell>
              <table:table-cell office:value-type="float" office:value="0.278">
                <text:p>0.278</text:p>
              </table:table-cell>
              <table:table-cell office:value-type="float" office:value="0.0817">
                <text:p>0.081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.6417">
                <text:p>0.6417</text:p>
              </table:table-cell>
              <table:table-cell office:value-type="float" office:value="0.2784">
                <text:p>0.2784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.6217">
                <text:p>0.6217</text:p>
              </table:table-cell>
              <table:table-cell office:value-type="float" office:value="0.2953">
                <text:p>0.2953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.6101">
                <text:p>0.6101</text:p>
              </table:table-cell>
              <table:table-cell office:value-type="float" office:value="0.3069">
                <text:p>0.3069</text:p>
              </table:table-cell>
              <table:table-cell office:value-type="float" office:value="0.0831">
                <text:p>0.083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.5692">
                <text:p>0.5692</text:p>
              </table:table-cell>
              <table:table-cell office:value-type="float" office:value="0.3424">
                <text:p>0.3424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.5918">
                <text:p>0.5918</text:p>
              </table:table-cell>
              <table:table-cell office:value-type="float" office:value="0.3223">
                <text:p>0.3223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.5977">
                <text:p>0.5977</text:p>
              </table:table-cell>
              <table:table-cell office:value-type="float" office:value="0.3214">
                <text:p>0.3214</text:p>
              </table:table-cell>
              <table:table-cell office:value-type="float" office:value="0.0809">
                <text:p>0.080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.5797">
                <text:p>0.5797</text:p>
              </table:table-cell>
              <table:table-cell office:value-type="float" office:value="0.3333">
                <text:p>0.333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0.5515">
                <text:p>0.5515</text:p>
              </table:table-cell>
              <table:table-cell office:value-type="float" office:value="0.3582">
                <text:p>0.3582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0.539">
                <text:p>0.539</text:p>
              </table:table-cell>
              <table:table-cell office:value-type="float" office:value="0.3701">
                <text:p>0.370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0.542">
                <text:p>0.542</text:p>
              </table:table-cell>
              <table:table-cell office:value-type="float" office:value="0.3654">
                <text:p>0.365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0.5334">
                <text:p>0.5334</text:p>
              </table:table-cell>
              <table:table-cell office:value-type="float" office:value="0.3723">
                <text:p>0.3723</text:p>
              </table:table-cell>
              <table:table-cell office:value-type="float" office:value="0.0943">
                <text:p>0.0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